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8.059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LONG TEACHING</text:p>
          </table:table-cell>
          <table:table-cell office:value-type="string" calcext:value-type="string">
            <text:p>BECOME TEACHER</text:p>
          </table:table-cell>
          <table:table-cell office:value-type="string" calcext:value-type="string">
            <text:p>FAVOURITE</text:p>
          </table:table-cell>
          <table:table-cell office:value-type="string" calcext:value-type="string">
            <text:p>PROUDEST</text:p>
          </table:table-cell>
          <table:table-cell office:value-type="string" calcext:value-type="string">
            <text:p>CHALLENGES</text:p>
          </table:table-cell>
          <table:table-cell office:value-type="string" calcext:value-type="string">
            <text:p>DIFFERENT CHRISTIAN</text:p>
          </table:table-cell>
          <table:table-cell office:value-type="string" calcext:value-type="string">
            <text:p>OUTSIDE SCHOOL</text:p>
          </table:table-cell>
          <table:table-cell office:value-type="string" calcext:value-type="string">
            <text:p>TEACHING VIDE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rs Stead</text:p>
          </table:table-cell>
          <table:table-cell table:style-name="ce2" office:value-type="string" calcext:value-type="string">
            <text:p>I’m a Support Worker, so I work one-to-one in all subjects. <text:s/>However, this year I have been teaching some Y7&amp;8 Maths.</text:p>
          </table:table-cell>
          <table:table-cell table:style-name="ce2" office:value-type="string" calcext:value-type="string">
            <text:p>I’ve been a Support Worker for 8 years. <text:s/>I’ve only taught Maths this academic year.</text:p>
          </table:table-cell>
          <table:table-cell table:style-name="ce2" office:value-type="string" calcext:value-type="string">
            <text:p>I knew I wanted to work with children, not as a teacher, more one-to-one. <text:s/>The Support Worker job came up and I was asked if I might be interested in it. <text:s/>The teaching part happened as we were short of staff. <text:s/>I was asked if I would consider teaching some maths for the year. So I did!</text:p>
          </table:table-cell>
          <table:table-cell table:style-name="ce2" office:value-type="string" calcext:value-type="string">
            <text:p>Teaching the maths, it’s the “light-bulb” moment, when the penny drops and a pupil understands the concept you’ve been teaching. <text:s/>As a support worker, it’s working with the same group of pupils for years, seeing them learn, develop and grow.</text:p>
          </table:table-cell>
          <table:table-cell table:style-name="ce2" office:value-type="string" calcext:value-type="string">
            <text:p>Probably realising I could stand up in front of a class and teach!</text:p>
          </table:table-cell>
          <table:table-cell table:style-name="ce2" office:value-type="string" calcext:value-type="string">
            <text:p>rying to make lessons engaging and accessible for everyone, regardless of their interest or ability in the subject; dealing with difficult pupils. <text:s/>As a support worker, getting the right balance between helping a pupil to fully access lessons and enabling them to be independent.</text:p>
          </table:table-cell>
          <table:table-cell table:style-name="ce2" office:value-type="string" calcext:value-type="string">
            <text:p>Just a few of the many things: Starting the day with prayer; praying for all the pupils, staff &amp; parents; the ability to be open about God &amp; biblical truths; knowing that we’re all striving to serve God and one another; parental involvement, working in partnership with parents to teach their children.</text:p>
          </table:table-cell>
          <table:table-cell table:style-name="ce2" office:value-type="string" calcext:value-type="string">
            <text:p>In no particular order: I like to go out to the Peak District, read, make cards, see family &amp; friends, watch TV, listen to music, bake cake, and eat cake.</text:p>
          </table:table-cell>
          <table:table-cell table:style-name="ce2" office:value-type="string" calcext:value-type="string">
            <text:p>’m not really sure…reciting times tables?! <text:s/>Maybe not…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rs Charles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3 years</text:p>
          </table:table-cell>
          <table:table-cell office:value-type="string" calcext:value-type="string">
            <text:p>The opportunity suddenly presented itself </text:p>
          </table:table-cell>
          <table:table-cell office:value-type="string" calcext:value-type="string">
            <text:p>When someone produces a picture they are really proud of</text:p>
          </table:table-cell>
          <table:table-cell office:value-type="string" calcext:value-type="string">
            <text:p>Helping a child produce something they thought they couldn't do </text:p>
          </table:table-cell>
          <table:table-cell office:value-type="string" calcext:value-type="string">
            <text:p>Encouraging someone when they think they can't do it</text:p>
          </table:table-cell>
          <table:table-cell office:value-type="string" calcext:value-type="string">
            <text:p>I really appreciate how we are encourage to think about world views</text:p>
          </table:table-cell>
          <table:table-cell office:value-type="string" calcext:value-type="string">
            <text:p>going on holidays, running, watching box sets, talking, spending time with family and friends, being outside and eating</text:p>
          </table:table-cell>
          <table:table-cell office:value-type="string" calcext:value-type="string">
            <text:p>C.S. Lewis would definitely be involved somehow</text:p>
          </table:table-cell>
          <table:table-cell office:value-type="string" calcext:value-type="string">
            <text:p>What is your favourite thing about Bethany School?</text:p>
          </table:table-cell>
          <table:table-cell table:number-columns-repeated="1013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49:48.447776263</meta:creation-date>
    <dc:date>2016-06-06T11:16:27.927930122</dc:date>
    <meta:editing-duration>PT18M32S</meta:editing-duration>
    <meta:editing-cycles>2</meta:editing-cycles>
    <meta:generator>LibreOffice/4.2.8.2$Linux_X86_64 LibreOffice_project/420m0$Build-2</meta:generator>
    <meta:document-statistic meta:table-count="1" meta:cell-count="31" meta:object-count="0"/>
  </office:meta>
</office:document-meta>
</file>